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00.00%" fo:text-align="left"/>
    </style:style>
  </office:automatic-styles>
  <office:body>
    <office:text>
      <text:p text:style-name="P1"><text:span text:style-name="T1">Cyberpunk music compilation - 08:37</text:span></text:p>
      <text:p text:style-name="P1"><text:span text:style-name="T1"/></text:p>
      <text:p text:style-name="P1"><text:span text:style-name="T1">Und ich schnüffle, ein Geruch WUFF WUFF – WUFF WUFF</text:span></text:p>
      <text:p text:style-name="P1"><text:span text:style-name="T1">Ist es Segen oder Fluch, riecht's verdächtig nach Betrug</text:span></text:p>
      <text:p text:style-name="P1"><text:span text:style-name="T2"/></text:p>
      <text:p text:style-name="P1"><text:span text:style-name="T3">Ich, ich bin -<text:s text:c="2"/>Mensch Mensch</text:span></text:p>
      <text:p text:style-name="P1"><text:span text:style-name="T4"/></text:p>
      <text:p text:style-name="P1"><text:span text:style-name="T5">Du, willst du mich kennenlernen - riech an meinem Hinterteil</text:span></text:p>
      <text:p text:style-name="P1"><text:span text:style-name="T5">Komm schon, sag magst du mich gerne – riech an meinem Hinterteil</text:span></text:p>
      <text:p text:style-name="P1"><text:span text:style-name="T5">willst du wissen wer ich bin? Riech an meinem Hinterteil</text:span></text:p>
      <text:p text:style-name="P1"><text:span text:style-name="T5">wo willst du denn plötzlich hin? WUFF WUFF – WUFF WUFF</text:span></text:p>
      <text:p text:style-name="P1"><text:span text:style-name="T6"/></text:p>
      <text:p text:style-name="P1"><text:span text:style-name="T7">Du, du bist - Mensch Mensch </text:span></text:p>
      <text:p text:style-name="P1"><text:span text:style-name="T8"/></text:p>
      <text:p text:style-name="P1"><text:span text:style-name="T9">kannst du, kannst du etwa lesen? Was ist früher da gewesen?</text:span></text:p>
      <text:p text:style-name="P1"><text:span text:style-name="T9">Willst du, willst du, willst du wissen? </text:span></text:p>
      <text:p text:style-name="P1"><text:span text:style-name="T9">Wer ist, wer ist, wer ist klüger? Ist dir deine Ordnung lieber?</text:span></text:p>
      <text:p text:style-name="P1"><text:span text:style-name="T9">Meine Ordnung ist beschissen </text:span></text:p>
      <text:p text:style-name="P1"><text:span text:style-name="T9">Wenn du traurig bist dann weinst du, wenn du Sonne bist dann scheinst du,</text:span></text:p>
      <text:p text:style-name="P1"><text:span text:style-name="T9">wenn du Angst hast rennst du weg, wenn du musst, dann isst du Dreck </text:span></text:p>
      <text:p text:style-name="P1"><text:span text:style-name="T9">wenn du denken willst dann glaubst du, wenn du nachfragst dann vertraust du,</text:span></text:p>
      <text:p text:style-name="P1"><text:span text:style-name="T9">wenn du wissen willst vergiss, wenn du kotzen willst, dann iss</text:span></text:p>
      <text:p text:style-name="P1"><text:span text:style-name="T10"/></text:p>
      <text:p text:style-name="P1"><text:span text:style-name="T11">Ich, ich bin - Tier Tier</text:span></text:p>
      <text:p text:style-name="P1"><text:span text:style-name="T11">bin nur eine Reaktion</text:span></text:p>
      <text:p text:style-name="P1"><text:span text:style-name="T11">bin nur eine Testversion</text:span></text:p>
      <text:p text:style-name="P1"><text:span text:style-name="T11">doch was weiß ich davon schon</text:span></text:p>
      <text:p text:style-name="P1"><text:span text:style-name="T11">ich bin, ich bin unbewusst.</text:span></text:p>
      <text:p text:style-name="P1"><text:span text:style-name="T11">Wenn Ich darf – dann du musst</text:span></text:p>
      <text:p text:style-name="P1"><text:span text:style-name="T11">ich erkenn den Spiegel nicht </text:span></text:p>
      <text:p text:style-name="P1"><text:span text:style-name="T11">ich seh niemals niemals Licht </text:span></text:p>
      <text:p text:style-name="P1"><text:span text:style-name="T12"/></text:p>
      <text:p text:style-name="P2"><text:span text:style-name="T13">du bist Mensch, du kannst erfinden, kannst Gedanken an dich binden</text:span></text:p>
      <text:p text:style-name="P3"><text:span text:style-name="T13">ich bin nur die Reaktion, du, du hast tiefes Empfinden </text:span></text:p>
      <text:p text:style-name="P3"><text:span text:style-name="T13">du hast ganz viele Ideen, ich bin nur die Antithese</text:span></text:p>
      <text:p text:style-name="P3"><text:span text:style-name="T13">du kannst ganz alleine stehen, ich muss muss mich an dich lehnen</text:span></text:p>
      <text:p text:style-name="P3"><text:span text:style-name="T14"/></text:p>
      <text:p text:style-name="P3"><text:span text:style-name="T15">Du WUFF WUFF – Tier Tier</text:span></text:p>
      <text:p text:style-name="P3"><text:span text:style-name="T16"/></text:p>
      <text:p text:style-name="P3"><text:span text:style-name="T17">Du machst jeden Tag das gleiche, du bist ein Gewohnheitstier</text:span></text:p>
      <text:p text:style-name="P3"><text:span text:style-name="T17">Nahrung finden, Fortpflanzung, arbeiten von acht bis Vier </text:span></text:p>
      <text:p text:style-name="P3"><text:span text:style-name="T17">Jedem Rudel seine Herde, jedem Feindbild sein Revier</text:span></text:p>
      <text:p text:style-name="P3"><text:span text:style-name="T17">riech an meinem Hinterteil, findest du mich trotzdem geil </text:span></text:p>
      <text:p text:style-name="P3"><text:span text:style-name="T18"/></text:p>
      <text:p text:style-name="P3"><text:span text:style-name="T19">du kannst dich kaum Mensch nennen, du stammst nur vom Affen ab</text:span></text:p>
      <text:p text:style-name="P3"><text:span text:style-name="T19">reflektier mal Dialektik, grab das nächste Massengrab</text:span></text:p>
      <text:p text:style-name="P3"><text:span text:style-name="T19">deine Welt dreht sich zu schnell, die Vernunft instrumentell</text:span></text:p>
      <text:p text:style-name="P3"><text:span text:style-name="T19">du bist nur noch Reaktion, doch was weiß ich davon schon</text:span></text:p>
      <text:p text:style-name="P3"><text:span text:style-name="T20"/></text:p>
      <text:p text:style-name="P3"><text:span text:style-name="T21">Nase Augen Ohren Mund – ist die Welt nicht kunterbunt</text:span></text:p>
      <text:p text:style-name="P3"><text:span text:style-name="T21">Die Vernunft sind Bits und Bytes – du hältst dich für Blitzgescheit</text:span></text:p>
      <text:p text:style-name="P3"><text:span text:style-name="T21">Nase Mund Ohren Augen – und weiter an Götter glauben</text:span></text:p>
      <text:p text:style-name="P3"><text:span text:style-name="T21">manches Tier, dass da spricht – aber denken kannst du nicht!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